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FontUtils.getTypeFace( FontInfo fontInfo , Map fonts ,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SFontUtils.reencodeFonts( PSGenerator gen , Map font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SFontUtils.determineSuppliedFonts( ResourceTracker resTracker , FontInfo fontInfo , Map font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SFontUtils.isEmbeddable( CustomFont fo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FontUtils.writeFontDict( PSGenerator gen , FontInfo fontInfo , Map fo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SFontUtils.writeFontDict( PSGenerator gen , FontInfo fon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FontUtils.defineDerivedFont( PSGenerator gen , String baseFontName , String fontName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SFontUtils.embedFont( PSGenerator gen , Typeface tf , PSResource fontR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SFontUtils.defineEncoding( PSGenerator gen , SingleByteEncoding encodin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SFontUtils.getInputStreamOnFont( PSGenerator gen , CustomFont fo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